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table table:name="problem4_accurac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devset</text:p>
          </table:table-cell>
          <table:table-cell office:value-type="string" calcext:value-type="string">
            <text:p>num. train files</text:p>
          </table:table-cell>
          <table:table-cell office:value-type="string" calcext:value-type="string">
            <text:p>p3 accuracy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839289" calcext:value-type="float">
            <text:p>839289</text:p>
          </table:table-cell>
          <table:table-cell office:value-type="float" office:value="0.612903225806" calcext:value-type="float">
            <text:p>0.6129032258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1" calcext:value-type="float">
            <text:p>1</text:p>
          </table:table-cell>
          <table:table-cell office:value-type="float" office:value="839289" calcext:value-type="float">
            <text:p>839289</text:p>
          </table:table-cell>
          <table:table-cell office:value-type="float" office:value="0.295081967213" calcext:value-type="float">
            <text:p>0.2950819672</text:p>
          </table:table-cell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float" office:value="839289" calcext:value-type="float">
            <text:p>839289</text:p>
          </table:table-cell>
          <table:table-cell office:value-type="float" office:value="0.310344827586" calcext:value-type="float">
            <text:p>0.3103448276</text:p>
          </table:table-cell>
          <table:table-cell table:formula="of:=AVERAGE([.D2:.D4])" office:value-type="float" office:value="0.406110006868333" calcext:value-type="float">
            <text:p>0.4061100069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805333" calcext:value-type="float">
            <text:p>805333</text:p>
          </table:table-cell>
          <table:table-cell office:value-type="float" office:value="0.657142857143" calcext:value-type="float">
            <text:p>0.6571428571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805333" calcext:value-type="float">
            <text:p>805333</text:p>
          </table:table-cell>
          <table:table-cell office:value-type="float" office:value="0.333333333333" calcext:value-type="float">
            <text:p>0.3333333333</text:p>
          </table:table-cell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2" calcext:value-type="float">
            <text:p>2</text:p>
          </table:table-cell>
          <table:table-cell office:value-type="float" office:value="805333" calcext:value-type="float">
            <text:p>805333</text:p>
          </table:table-cell>
          <table:table-cell office:value-type="float" office:value="0.310810810811" calcext:value-type="float">
            <text:p>0.3108108108</text:p>
          </table:table-cell>
          <table:table-cell table:formula="of:=AVERAGE([.D5:.D7])" office:value-type="float" office:value="0.433762333762333" calcext:value-type="float">
            <text:p>0.4337623338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3" calcext:value-type="float">
            <text:p>3</text:p>
          </table:table-cell>
          <table:table-cell office:value-type="float" office:value="725996" calcext:value-type="float">
            <text:p>725996</text:p>
          </table:table-cell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3" calcext:value-type="float">
            <text:p>3</text:p>
          </table:table-cell>
          <table:table-cell office:value-type="float" office:value="725996" calcext:value-type="float">
            <text:p>725996</text:p>
          </table:table-cell>
          <table:table-cell office:value-type="float" office:value="0.363247863248" calcext:value-type="float">
            <text:p>0.3632478632</text:p>
          </table:table-cell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3" calcext:value-type="float">
            <text:p>3</text:p>
          </table:table-cell>
          <table:table-cell office:value-type="float" office:value="725996" calcext:value-type="float">
            <text:p>725996</text:p>
          </table:table-cell>
          <table:table-cell office:value-type="float" office:value="0.0740740740741" calcext:value-type="float">
            <text:p>0.0740740741</text:p>
          </table:table-cell>
          <table:table-cell table:formula="of:=AVERAGE([.D8:.D10])" office:value-type="float" office:value="0.3679962013297" calcext:value-type="float">
            <text:p>0.3679962013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office:value-type="float" office:value="620070" calcext:value-type="float">
            <text:p>620070</text:p>
          </table:table-cell>
          <table:table-cell office:value-type="float" office:value="0.669683257919" calcext:value-type="float">
            <text:p>0.6696832579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4" calcext:value-type="float">
            <text:p>4</text:p>
          </table:table-cell>
          <table:table-cell office:value-type="float" office:value="620070" calcext:value-type="float">
            <text:p>620070</text:p>
          </table:table-cell>
          <table:table-cell office:value-type="float" office:value="0.297435897436" calcext:value-type="float">
            <text:p>0.2974358974</text:p>
          </table:table-cell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4" calcext:value-type="float">
            <text:p>4</text:p>
          </table:table-cell>
          <table:table-cell office:value-type="float" office:value="620070" calcext:value-type="float">
            <text:p>620070</text:p>
          </table:table-cell>
          <table:table-cell office:value-type="float" office:value="0.0760233918129" calcext:value-type="float">
            <text:p>0.0760233918</text:p>
          </table:table-cell>
          <table:table-cell table:formula="of:=AVERAGE([.D11:.D13])" office:value-type="float" office:value="0.3477141823893" calcext:value-type="float">
            <text:p>0.3477141824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problem4_accuracy.B1:problem4_accuracy.B1048576">
            <calcext:color-scale>
              <calcext:color-scale-entry calcext:value="0" calcext:type="minimum" calcext:color="#ff00ff"/>
              <calcext:color-scale-entry calcext:value="50" calcext:type="percentile" calcext:color="#000000"/>
              <calcext:color-scale-entry calcext:value="0" calcext:type="maximum" calcext:color="#00ccc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10:15:43.931911493</dc:date>
    <meta:editing-duration>PT1M43S</meta:editing-duration>
    <meta:editing-cycles>1</meta:editing-cycles>
    <meta:document-statistic meta:table-count="1" meta:cell-count="56" meta:object-count="0"/>
    <meta:generator>LibreOffice/4.4.1.2$Linux_X86_64 LibreOffice_project/45e2de17089c24a1fa810c8f975a7171ba4cd432</meta:generator>
  </office:meta>
</office:document-meta>
</file>